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/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37"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12" style:family="table-cell" style:parent-style-name="Default" style:data-style-name="N41">
      <style:text-properties fo:font-size="12pt" style:font-size-asian="12pt" style:font-size-complex="12pt"/>
    </style:style>
    <style:style style:name="ce13" style:family="table-cell" style:parent-style-name="Default">
      <style:text-properties fo:color="#ff0000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40">
      <style:text-properties fo:color="#ff0000"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Programmed Schedule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giorni</text:p>
          </table:table-cell>
          <table:table-cell office:value-type="string" calcext:value-type="string">
            <text:p>or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B2:.B35])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4-25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 ???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zze or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Actual Schedule" table:style-name="ta1">
        <table:table-column table:style-name="co1" table:number-columns-repeated="2" table:default-cell-style-name="ce3"/>
        <table:table-column table:style-name="co2" table:number-columns-repeated="6" table:default-cell-style-name="ce6"/>
        <table:table-column table:style-name="co1" table:visibility="collapse" table:default-cell-style-name="ce3"/>
        <table:table-column table:style-name="co1" table:number-columns-repeated="1015" table:default-cell-style-name="ce3"/>
        <table:table-row table:style-name="ro2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 table:number-columns-spanned="1" table:number-rows-spanned="3">
            <text:p>Day</text:p>
          </table:table-cell>
          <table:table-cell table:style-name="ce4" office:value-type="string" calcext:value-type="string" table:number-columns-spanned="6" table:number-rows-spanned="1">
            <text:p>Hours</text:p>
          </table:table-cell>
          <table:covered-table-cell table:number-columns-repeated="2" table:style-name="ce4"/>
          <table:covered-table-cell table:number-columns-repeated="3"/>
          <table:table-cell table:number-columns-repeated="2"/>
          <table:table-cell table:style-name="ce13" office:value-type="string" calcext:value-type="string">
            <text:p>Total hours per person</text:p>
          </table:table-cell>
          <table:table-cell table:number-columns-repeated="1013"/>
        </table:table-row>
        <table:table-row table:style-name="ro2">
          <table:table-cell/>
          <table:covered-table-cell/>
          <table:table-cell table:style-name="ce7" office:value-type="string" calcext:value-type="string" table:number-columns-spanned="2" table:number-rows-spanned="1">
            <text:p>Fabri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Vale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Common</text:p>
          </table:table-cell>
          <table:covered-table-cell table:style-name="ce7"/>
          <table:table-cell table:number-columns-repeated="2"/>
          <table:table-cell table:style-name="ce14" table:formula="of:=SUM([.I5:.I34])/2" office:value-type="time" office:time-value="PT08H45M00S" calcext:value-type="time">
            <text:p>08:45</text:p>
          </table:table-cell>
          <table:table-cell table:number-columns-repeated="1013"/>
        </table:table-row>
        <table:table-row table:style-name="ro2">
          <table:table-cell/>
          <table:covered-table-cell/>
          <table:table-cell table:style-name="ce8"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table:style-name="ce8"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table:style-name="ce10" office:value-type="string" calcext:value-type="string">
            <text:p>Start</text:p>
          </table:table-cell>
          <table:table-cell table:style-name="ce10" office:value-type="string" calcext:value-type="string">
            <text:p>End</text:p>
          </table:table-cell>
          <table:table-cell table:style-name="ce11" table:number-columns-repeated="2"/>
          <table:table-cell table:number-columns-repeated="1014"/>
        </table:table-row>
        <table:table-row table:style-name="ro2">
          <table:table-cell/>
          <table:table-cell table:style-name="ce5" office:value-type="date" office:date-value="2015-10-23" calcext:value-type="date">
            <text:p>23/10/15</text:p>
          </table:table-cell>
          <table:table-cell table:style-name="ce9" table:number-columns-repeated="4"/>
          <table:table-cell table:style-name="ce9" office:value-type="time" office:time-value="PT13H30M00S" calcext:value-type="time">
            <text:p>13:30</text:p>
          </table:table-cell>
          <table:table-cell table:style-name="ce9" office:value-type="time" office:time-value="PT18H00M00S" calcext:value-type="time">
            <text:p>18:00</text:p>
          </table:table-cell>
          <table:table-cell table:style-name="ce12" table:formula="of:=[.H5]-[.G5]+[.F5]-[.E5]+[.D5]-[.C5]" office:value-type="time" office:time-value="PT04H30M00S" calcext:value-type="time">
            <text:p>04:30:00</text:p>
          </table:table-cell>
          <table:table-cell table:style-name="ce12"/>
          <table:table-cell table:number-columns-repeated="1014"/>
        </table:table-row>
        <table:table-row table:style-name="ro2">
          <table:table-cell/>
          <table:table-cell table:style-name="ce5" office:value-type="date" office:date-value="2015-10-24" calcext:value-type="date">
            <text:p>24/10/15</text:p>
          </table:table-cell>
          <table:table-cell table:style-name="ce9" office:value-type="time" office:time-value="PT10H00M00S" calcext:value-type="time">
            <text:p>10:00</text:p>
          </table:table-cell>
          <table:table-cell table:style-name="ce9" office:value-type="time" office:time-value="PT10H30M00S" calcext:value-type="time">
            <text:p>10:30</text:p>
          </table:table-cell>
          <table:table-cell table:style-name="ce9" table:number-columns-repeated="4"/>
          <table:table-cell table:style-name="ce12" table:formula="of:=[.H6]-[.G6]+[.F6]-[.E6]+[.D6]-[.C6]" office:value-type="time" office:time-value="PT00H30M00S" calcext:value-type="time">
            <text:p>00:30:00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date" office:date-value="2015-10-24" calcext:value-type="date">
            <text:p>24/10/15</text:p>
          </table:table-cell>
          <table:table-cell table:style-name="ce9" table:number-columns-repeated="4"/>
          <table:table-cell table:style-name="ce9" office:value-type="time" office:time-value="PT13H00M00S" calcext:value-type="time">
            <text:p>13:00</text:p>
          </table:table-cell>
          <table:table-cell table:style-name="ce9" office:value-type="time" office:time-value="PT13H30M00S" calcext:value-type="time">
            <text:p>13:30</text:p>
          </table:table-cell>
          <table:table-cell table:style-name="ce12" table:formula="of:=[.H7]-[.G7]+[.F7]-[.E7]+[.D7]-[.C7]" office:value-type="time" office:time-value="PT00H30M00S" calcext:value-type="time">
            <text:p>00:30:00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date" office:date-value="2015-10-24" calcext:value-type="date">
            <text:p>24/10/15</text:p>
          </table:table-cell>
          <table:table-cell table:style-name="ce9" table:number-columns-repeated="4"/>
          <table:table-cell table:style-name="ce9" office:value-type="time" office:time-value="PT14H00M00S" calcext:value-type="time">
            <text:p>14:00</text:p>
          </table:table-cell>
          <table:table-cell table:style-name="ce9" office:value-type="time" office:time-value="PT14H30M00S" calcext:value-type="time">
            <text:p>14:30</text:p>
          </table:table-cell>
          <table:table-cell table:style-name="ce12" table:formula="of:=[.H8]-[.G8]+[.F8]-[.E8]+[.D8]-[.C8]" office:value-type="time" office:time-value="PT00H30M00S" calcext:value-type="time">
            <text:p>00:30:00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date" office:date-value="2015-10-24" calcext:value-type="date">
            <text:p>24/10/15</text:p>
          </table:table-cell>
          <table:table-cell table:style-name="ce9" office:value-type="time" office:time-value="PT14H30M00S" calcext:value-type="time">
            <text:p>14:30</text:p>
          </table:table-cell>
          <table:table-cell table:style-name="ce9" office:value-type="time" office:time-value="PT16H00M00S" calcext:value-type="time">
            <text:p>16:00</text:p>
          </table:table-cell>
          <table:table-cell table:style-name="ce9" office:value-type="time" office:time-value="PT14H30M00S" calcext:value-type="time">
            <text:p>14:30</text:p>
          </table:table-cell>
          <table:table-cell table:style-name="ce9" office:value-type="time" office:time-value="PT16H30M00S" calcext:value-type="time">
            <text:p>16:30</text:p>
          </table:table-cell>
          <table:table-cell table:style-name="ce9" table:number-columns-repeated="2"/>
          <table:table-cell table:style-name="ce12" table:formula="of:=[.H9]-[.G9]+[.F9]-[.E9]+[.D9]-[.C9]" office:value-type="time" office:time-value="PT03H30M00S" calcext:value-type="time">
            <text:p>03:30:00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date" office:date-value="2015-10-24" calcext:value-type="date">
            <text:p>24/10/15</text:p>
          </table:table-cell>
          <table:table-cell table:style-name="ce9" office:value-type="time" office:time-value="PT20H00M00S" calcext:value-type="time">
            <text:p>20:00</text:p>
          </table:table-cell>
          <table:table-cell table:style-name="ce9" office:value-type="time" office:time-value="PT20H30M00S" calcext:value-type="time">
            <text:p>20:30</text:p>
          </table:table-cell>
          <table:table-cell table:style-name="ce9" table:number-columns-repeated="4"/>
          <table:table-cell table:style-name="ce12" table:formula="of:=[.H10]-[.G10]+[.F10]-[.E10]+[.D10]-[.C10]" office:value-type="time" office:time-value="PT00H30M00S" calcext:value-type="time">
            <text:p>00:30:00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date" office:date-value="2015-10-25" calcext:value-type="date">
            <text:p>25/10/15</text:p>
          </table:table-cell>
          <table:table-cell table:style-name="ce9" office:value-type="time" office:time-value="PT09H00M00S" calcext:value-type="time">
            <text:p>09:00</text:p>
          </table:table-cell>
          <table:table-cell table:style-name="ce9" office:value-type="time" office:time-value="PT11H00M00S" calcext:value-type="time">
            <text:p>11:00</text:p>
          </table:table-cell>
          <table:table-cell table:style-name="ce9" table:number-columns-repeated="4"/>
          <table:table-cell table:style-name="ce12" table:formula="of:=[.H11]-[.G11]+[.F11]-[.E11]+[.D11]-[.C11]" office:value-type="time" office:time-value="PT02H00M00S" calcext:value-type="time">
            <text:p>02:00:00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date" office:date-value="2015-10-25" calcext:value-type="date">
            <text:p>25/10/15</text:p>
          </table:table-cell>
          <table:table-cell table:style-name="ce9" office:value-type="time" office:time-value="PT13H00M00S" calcext:value-type="time">
            <text:p>13:00</text:p>
          </table:table-cell>
          <table:table-cell table:style-name="ce9" office:value-type="time" office:time-value="PT14H00M00S" calcext:value-type="time">
            <text:p>14:00</text:p>
          </table:table-cell>
          <table:table-cell table:style-name="ce9" table:number-columns-repeated="4"/>
          <table:table-cell table:style-name="ce12" table:formula="of:=[.H12]-[.G12]+[.F12]-[.E12]+[.D12]-[.C12]" office:value-type="time" office:time-value="PT01H00M00S" calcext:value-type="time">
            <text:p>01:00:00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date" office:date-value="2015-10-25" calcext:value-type="date">
            <text:p>25/10/15</text:p>
          </table:table-cell>
          <table:table-cell table:style-name="ce9" table:number-columns-repeated="2"/>
          <table:table-cell table:style-name="ce9" office:value-type="time" office:time-value="PT16H00M00S" calcext:value-type="time">
            <text:p>16:00</text:p>
          </table:table-cell>
          <table:table-cell table:style-name="ce9" office:value-type="time" office:time-value="PT19H00M00S" calcext:value-type="time">
            <text:p>19:00</text:p>
          </table:table-cell>
          <table:table-cell table:style-name="ce9" table:number-columns-repeated="2"/>
          <table:table-cell table:style-name="ce12" table:formula="of:=[.H13]-[.G13]+[.F13]-[.E13]+[.D13]-[.C13]" office:value-type="time" office:time-value="PT03H00M00S" calcext:value-type="time">
            <text:p>03:00:00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date" office:date-value="2015-10-26" calcext:value-type="date">
            <text:p>26/10/15</text:p>
          </table:table-cell>
          <table:table-cell table:style-name="ce9" table:number-columns-repeated="4"/>
          <table:table-cell table:style-name="ce9" office:value-type="time" office:time-value="PT08H30M00S" calcext:value-type="time">
            <text:p>08:30</text:p>
          </table:table-cell>
          <table:table-cell table:style-name="ce9" office:value-type="time" office:time-value="PT10H00M00S" calcext:value-type="time">
            <text:p>10:00</text:p>
          </table:table-cell>
          <table:table-cell table:style-name="ce12" table:formula="of:=[.H14]-[.G14]+[.F14]-[.E14]+[.D14]-[.C14]" office:value-type="time" office:time-value="PT01H30M00S" calcext:value-type="time">
            <text:p>01:30:00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date" office:date-value="2015-10-26" calcext:value-type="date">
            <text:p>26/10/15</text:p>
          </table:table-cell>
          <table:table-cell table:style-name="ce9" table:number-columns-repeated="6"/>
          <table:table-cell table:style-name="ce12" table:formula="of:=[.H15]-[.G15]+[.F15]-[.E15]+[.D15]-[.C15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date" office:date-value="2015-10-26" calcext:value-type="date">
            <text:p>26/10/15</text:p>
          </table:table-cell>
          <table:table-cell table:style-name="ce9" table:number-columns-repeated="6"/>
          <table:table-cell table:style-name="ce12" table:formula="of:=[.H16]-[.G16]+[.F16]-[.E16]+[.D16]-[.C16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date" office:date-value="2015-10-27" calcext:value-type="date">
            <text:p>27/10/15</text:p>
          </table:table-cell>
          <table:table-cell table:style-name="ce9" table:number-columns-repeated="6"/>
          <table:table-cell table:style-name="ce12" table:formula="of:=[.H17]-[.G17]+[.F17]-[.E17]+[.D17]-[.C17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date" office:date-value="2015-10-28" calcext:value-type="date">
            <text:p>28/10/15</text:p>
          </table:table-cell>
          <table:table-cell table:style-name="ce9" table:number-columns-repeated="6"/>
          <table:table-cell table:style-name="ce12" table:formula="of:=[.H18]-[.G18]+[.F18]-[.E18]+[.D18]-[.C18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date" office:date-value="2015-10-29" calcext:value-type="date">
            <text:p>29/10/15</text:p>
          </table:table-cell>
          <table:table-cell table:style-name="ce9" table:number-columns-repeated="6"/>
          <table:table-cell table:style-name="ce12" table:formula="of:=[.H19]-[.G19]+[.F19]-[.E19]+[.D19]-[.C19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date" office:date-value="2015-10-30" calcext:value-type="date">
            <text:p>30/10/15</text:p>
          </table:table-cell>
          <table:table-cell table:style-name="ce9" table:number-columns-repeated="6"/>
          <table:table-cell table:style-name="ce12" table:formula="of:=[.H20]-[.G20]+[.F20]-[.E20]+[.D20]-[.C20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date" office:date-value="2015-10-31" calcext:value-type="date">
            <text:p>31/10/15</text:p>
          </table:table-cell>
          <table:table-cell table:style-name="ce9" table:number-columns-repeated="6"/>
          <table:table-cell table:style-name="ce12" table:formula="of:=[.H21]-[.G21]+[.F21]-[.E21]+[.D21]-[.C21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date" office:date-value="2015-11-01" calcext:value-type="date">
            <text:p>01/11/15</text:p>
          </table:table-cell>
          <table:table-cell table:style-name="ce9" table:number-columns-repeated="6"/>
          <table:table-cell table:style-name="ce12" table:formula="of:=[.H22]-[.G22]+[.F22]-[.E22]+[.D22]-[.C22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date" office:date-value="2015-11-02" calcext:value-type="date">
            <text:p>02/11/15</text:p>
          </table:table-cell>
          <table:table-cell table:style-name="ce9" table:number-columns-repeated="6"/>
          <table:table-cell table:style-name="ce12" table:formula="of:=[.H23]-[.G23]+[.F23]-[.E23]+[.D23]-[.C23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date" office:date-value="2015-11-03" calcext:value-type="date">
            <text:p>03/11/15</text:p>
          </table:table-cell>
          <table:table-cell table:style-name="ce9" table:number-columns-repeated="6"/>
          <table:table-cell table:style-name="ce12" table:formula="of:=[.H24]-[.G24]+[.F24]-[.E24]+[.D24]-[.C24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date" office:date-value="2015-11-04" calcext:value-type="date">
            <text:p>04/11/15</text:p>
          </table:table-cell>
          <table:table-cell table:style-name="ce9" table:number-columns-repeated="6"/>
          <table:table-cell table:style-name="ce12" table:formula="of:=[.H25]-[.G25]+[.F25]-[.E25]+[.D25]-[.C25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date" office:date-value="2015-11-05" calcext:value-type="date">
            <text:p>05/11/15</text:p>
          </table:table-cell>
          <table:table-cell table:style-name="ce9" table:number-columns-repeated="6"/>
          <table:table-cell table:style-name="ce12" table:formula="of:=[.H26]-[.G26]+[.F26]-[.E26]+[.D26]-[.C26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date" office:date-value="2015-11-06" calcext:value-type="date">
            <text:p>06/11/15</text:p>
          </table:table-cell>
          <table:table-cell table:style-name="ce9" table:number-columns-repeated="6"/>
          <table:table-cell table:style-name="ce12" table:formula="of:=[.H27]-[.G27]+[.F27]-[.E27]+[.D27]-[.C27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9" table:number-columns-repeated="6"/>
          <table:table-cell table:style-name="ce12" table:formula="of:=[.H28]-[.G28]+[.F28]-[.E28]+[.D28]-[.C28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9" table:number-columns-repeated="6"/>
          <table:table-cell table:style-name="ce12" table:formula="of:=[.H29]-[.G29]+[.F29]-[.E29]+[.D29]-[.C29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9" table:number-columns-repeated="6"/>
          <table:table-cell table:style-name="ce12" table:formula="of:=[.H30]-[.G30]+[.F30]-[.E30]+[.D30]-[.C30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9" table:number-columns-repeated="6"/>
          <table:table-cell table:style-name="ce12" table:formula="of:=[.H31]-[.G31]+[.F31]-[.E31]+[.D31]-[.C31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9" table:number-columns-repeated="6"/>
          <table:table-cell table:style-name="ce12" table:formula="of:=[.H32]-[.G32]+[.F32]-[.E32]+[.D32]-[.C32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9" table:number-columns-repeated="6"/>
          <table:table-cell table:style-name="ce12" table:formula="of:=[.H33]-[.G33]+[.F33]-[.E33]+[.D33]-[.C33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9" table:number-columns-repeated="6"/>
          <table:table-cell table:style-name="ce12" table:formula="of:=[.H34]-[.G34]+[.F34]-[.E34]+[.D34]-[.C34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6">00/00/0000</text:date>, <text:time style:data-style-name="N2" text:time-value="08:36:49.1948185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3T13:50:04.574133015</meta:creation-date>
    <dc:date>2015-10-26T10:02:18.595161702</dc:date>
    <meta:editing-duration>PT3H32S</meta:editing-duration>
    <meta:editing-cycles>20</meta:editing-cycles>
    <meta:generator>LibreOffice/4.2.8.2$Linux_x86 LibreOffice_project/420m0$Build-2</meta:generator>
    <meta:document-statistic meta:table-count="2" meta:cell-count="116" meta:object-count="0"/>
  </office:meta>
</office:document-meta>
</file>